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language="en" fo:country="GB"/>
    </style:style>
    <style:style style:name="P18" style:parent-style-name="Normální" style:family="paragraph">
      <style:text-properties fo:font-weight="bold" style:font-weight-asian="bold"/>
    </style:style>
    <style:style style:name="P19" style:parent-style-name="Základnítext" style:family="paragraph">
      <style:text-properties fo:language="en" fo:country="GB"/>
    </style:style>
    <style:style style:name="P20" style:parent-style-name="Základnítext" style:family="paragraph">
      <style:text-properties fo:language="en" fo:country="GB"/>
    </style:style>
    <style:style style:name="T21" style:parent-style-name="Standardnípísmoodstavce" style:family="text">
      <style:text-properties fo:language="en" fo:country="GB"/>
    </style:style>
    <style:style style:name="T22" style:parent-style-name="Standardnípísmoodstavce" style:family="text">
      <style:text-properties fo:language="en" fo:country="GB" style:language-asian="en" style:country-asian="US"/>
    </style:style>
    <style:style style:name="T23" style:parent-style-name="Standardnípísmoodstavce" style:family="text">
      <style:text-properties fo:language="en" fo:country="GB" style:language-asian="en" style:country-asian="US"/>
    </style:style>
    <style:style style:name="T24" style:parent-style-name="Standardnípísmoodstavce" style:family="text">
      <style:text-properties fo:language="en" fo:country="GB" style:language-asian="en" style:country-asian="US"/>
    </style:style>
    <style:style style:name="T25" style:parent-style-name="Standardnípísmoodstavce" style:family="text">
      <style:text-properties fo:language="en" fo:country="GB" style:language-asian="en" style:country-asian="US"/>
    </style:style>
    <style:style style:name="T26" style:parent-style-name="Standardnípísmoodstavce" style:family="text">
      <style:text-properties fo:language="en" fo:country="GB"/>
    </style:style>
    <style:style style:name="T27" style:parent-style-name="Standardnípísmoodstavce" style:family="text">
      <style:text-properties fo:language="en" fo:country="GB" style:language-asian="en" style:country-asian="US"/>
    </style:style>
    <style:style style:name="P28" style:parent-style-name="Základnítext" style:family="paragraph">
      <style:paragraph-properties fo:margin-bottom="0.1666in"/>
    </style:style>
    <style:style style:name="T29" style:parent-style-name="Standardnípísmoodstavce" style:family="text">
      <style:text-properties fo:language="en" fo:country="GB"/>
    </style:style>
    <style:style style:name="T30" style:parent-style-name="Značkapozn.podčarou" style:family="text">
      <style:text-properties fo:language="en" fo:country="GB"/>
    </style:style>
    <style:style style:name="T31" style:parent-style-name="Standardnípísmoodstavce" style:family="text">
      <style:text-properties fo:language="en" fo:country="GB"/>
    </style:style>
    <style:style style:name="T32" style:parent-style-name="Standardnípísmoodstavce" style:family="text">
      <style:text-properties fo:language="en" fo:country="GB"/>
    </style:style>
    <style:style style:name="T33" style:parent-style-name="Hypertextovýodkaz" style:family="text">
      <style:text-properties fo:language="en" fo:country="GB"/>
    </style:style>
    <style:style style:name="T34" style:parent-style-name="Standardnípísmoodstavce" style:family="text">
      <style:text-properties fo:language="en" fo:country="GB"/>
    </style:style>
    <style:style style:name="P35" style:parent-style-name="Základnítext" style:family="paragraph">
      <style:text-properties fo:font-weight="bold" style:font-weight-asian="bold" fo:language="en" fo:country="GB"/>
    </style:style>
    <style:style style:name="P36" style:parent-style-name="Základnítext" style:family="paragraph">
      <style:text-properties fo:language="en" fo:country="GB"/>
    </style:style>
    <style:style style:name="P37" style:parent-style-name="Základnítext" style:family="paragraph">
      <style:text-properties fo:language="en" fo:country="GB"/>
    </style:style>
    <style:style style:name="P38" style:parent-style-name="Základnítext" style:family="paragraph">
      <style:text-properties fo:font-weight="bold" style:font-weight-asian="bold" fo:language="en" fo:country="GB"/>
    </style:style>
    <style:style style:name="P39" style:parent-style-name="Základnítext" style:family="paragraph">
      <style:text-properties fo:language="en" fo:country="GB"/>
    </style:style>
    <style:style style:name="P40" style:parent-style-name="Základnítext" style:family="paragraph">
      <style:text-properties fo:language="en" fo:country="GB"/>
    </style:style>
    <style:style style:name="P41" style:parent-style-name="Základnítext" style:family="paragraph">
      <style:text-properties fo:font-weight="bold" style:font-weight-asian="bold" fo:language="en" fo:country="GB"/>
    </style:style>
    <style:style style:name="P42" style:parent-style-name="Základnítext" style:family="paragraph">
      <style:text-properties fo:language="en" fo:country="GB"/>
    </style:style>
    <style:style style:name="P43" style:parent-style-name="Základnítext" style:family="paragraph">
      <style:text-properties fo:language="en" fo:country="GB"/>
    </style:style>
    <style:style style:name="P44" style:parent-style-name="Základnítext" style:family="paragraph">
      <style:text-properties fo:font-weight="bold" style:font-weight-asian="bold" fo:language="en" fo:country="GB"/>
    </style:style>
    <style:style style:name="P45" style:parent-style-name="Základnítext" style:family="paragraph">
      <style:text-properties fo:language="en" fo:country="GB"/>
    </style:style>
    <style:style style:name="P46" style:parent-style-name="Základnítext" style:family="paragraph">
      <style:text-properties fo:language="en" fo:country="GB"/>
    </style:style>
    <style:style style:name="P47" style:parent-style-name="Základnítext" style:family="paragraph">
      <style:text-properties fo:font-weight="bold" style:font-weight-asian="bold" fo:language="en" fo:country="GB"/>
    </style:style>
    <style:style style:name="P48" style:parent-style-name="Základnítext" style:family="paragraph">
      <style:text-properties fo:language="en" fo:country="GB"/>
    </style:style>
    <style:style style:name="P49" style:parent-style-name="Základnítext" style:family="paragraph">
      <style:text-properties fo:language="en" fo:country="GB"/>
    </style:style>
    <style:style style:name="T50" style:parent-style-name="Standardnípísmoodstavce" style:family="text">
      <style:text-properties fo:language="en" fo:country="GB"/>
    </style:style>
    <style:style style:name="T51" style:parent-style-name="Standardnípísmoodstavce" style:family="text">
      <style:text-properties fo:language="en" fo:country="GB"/>
    </style:style>
    <style:style style:name="T52" style:parent-style-name="Standardnípísmoodstavce" style:family="text">
      <style:text-properties fo:language="en" fo:country="GB"/>
    </style:style>
    <style:style style:name="T53" style:parent-style-name="Značkapozn.podčarou" style:family="text">
      <style:text-properties fo:language="en" fo:country="GB"/>
    </style:style>
    <style:style style:name="T54" style:parent-style-name="Standardnípísmoodstavce" style:family="text">
      <style:text-properties fo:language="en" fo:country="GB"/>
    </style:style>
    <style:style style:name="T55" style:parent-style-name="Značkapozn.podčarou" style:family="text">
      <style:text-properties fo:language="en" fo:country="GB"/>
    </style:style>
    <style:style style:name="P56" style:parent-style-name="Základnítext" style:family="paragraph">
      <style:text-properties fo:language="en" fo:country="GB"/>
    </style:style>
    <style:style style:name="P57" style:parent-style-name="Základnítext" style:family="paragraph">
      <style:text-properties fo:language="en" fo:country="GB"/>
    </style:style>
    <style:style style:name="P58" style:parent-style-name="podpis" style:family="paragraph">
      <style:paragraph-properties fo:margin-top="0.3333in"/>
      <style:text-properties fo:language="en" fo:country="GB"/>
    </style:style>
    <style:style style:name="P59" style:parent-style-name="podpis" style:family="paragraph">
      <style:text-properties fo:language="en" fo:country="GB"/>
    </style:style>
    <style:style style:name="P60" style:parent-style-name="podpis" style:family="paragraph">
      <style:text-properties fo:language="en" fo:country="G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K106 44/2023</text:p>
            <text:p text:style-name="Normální">KVOP-40889/2023</text:p>
            <text:p text:style-name="Normální">01. 11. 2023</text:p>
            <text:p text:style-name="Normální"/>
            <text:p text:style-name="Normální"/>
            <text:p text:style-name="Normální"/>
            <text:p text:style-name="Normální"/>
            <text:p text:style-name="Normální"/>
          </table:table-cell>
          <table:table-cell table:style-name="TableCell16">
            <text:p text:style-name="Normální"><text:s text:c="5"/></text:p>
            <text:p text:style-name="Normální"><text:s text:c="5"/></text:p>
            <text:p text:style-name="P17">Dear Mrs</text:p>
            <text:p text:style-name="Normální">J. L.</text:p>
            <text:p text:style-name="Normální"/>
            <text:p text:style-name="P18">e-mail:<text:s/></text:p>
            <text:p text:style-name="Normální"><text:s text:c="5"/></text:p>
            <text:p text:style-name="Normální"><text:s text:c="7"/></text:p>
            <text:p text:style-name="Normální"/>
            <text:p text:style-name="Normální"/>
          </table:table-cell>
        </table:table-row>
      </table:table>
      <text:p text:style-name="P19">Dear Mrs L.,</text:p>
      <text:p text:style-name="P20">I am responding to your request for<text:s/>information submitted on 18 October 2023.<text:s/></text:p>
      <text:p text:style-name="Základnítext"><text:span text:style-name="T21">Originally you<text:s/></text:span><text:span text:style-name="T22">asked for: „all documents from complaints from 1 January 2015 to the present containing mentions of undressing, body searches, forms of sexualized humiliation, sex trafficking, and all other forms o</text:span><text:span text:style-name="T23">f sexual violence, including but not limited to sexual harassment, abuse, or rape, in the context of border crossings, refugee and migrant housing (including, but not limited to, first reception facilities, controlled access facilities, shelters), or migra</text:span><text:span text:style-name="T24">tion detention.“</text:span></text:p>
      <text:p text:style-name="Základnítext"><text:span text:style-name="T25">After the email communication with Ms Glozygová, you changed the scope of your request (you asked for general information about the cases on<text:s/></text:span><text:span text:style-name="T26">this issue</text:span><text:span text:style-name="T27">).</text:span></text:p>
      <text:p text:style-name="P28"><text:span text:style-name="T29">I am providing you the following information, which I arranged chronologically.</text:span><text:span text:style-name="T30"><text:note text:note-class="footnote" text:id="_ftn0"><text:note-citation>1</text:note-citation><text:note-body><text:p text:style-name="Textpozn.podčarou"><text:s/><text:tab/><text:span text:style-name="T31">W</text:span><text:span text:style-name="T32">e record the cases under these file numbers: 1908/2018/VOP, 6101/2019/VOP, 10/2020/NZ, 5987/2020/VOP, 6358/2020/VOP, 16953/2022/VOP. Some of them are available from<text:s/></text:span><text:a xlink:href="http://www.eso.ochrance.cz" office:target-frame-name="_top" xlink:show="replace"><text:span text:style-name="T33">www.eso.ochrance.cz</text:span></text:a><text:span text:style-name="T34">.</text:span><text:s/></text:p></text:note-body></text:note></text:span></text:p>
      <text:p text:style-name="P35">Year 2015</text:p>
      <text:p text:style-name="P36">In the autumn of 2015, the police detained a foreigner of Moroccan nationality in order of transferring him under the Dublin Regulation. Due to a confrontation with another detained foreigners and an Arabic interpreter, he was placed on a strict regime. There he was to be anally raped (with a rod or baton) and assaulted by police officers.</text:p>
      <text:p text:style-name="P37">We asked the police for an explanation. The police conducted an internal investigation and found no wrongdoing on the part of the police officers. The foreigner did not communicate with<text:s/>us after his detention ended. Due to the lack of evidence, we took no further action in this matter.</text:p>
      <text:p text:style-name="P38">Year 2018</text:p>
      <text:p text:style-name="P39">During her detention, the foreigner of Nigerian nationality contacted the organisation La Strada (which has experience in helping victims of trafficking). She claimed that she came to Europe through persons who, upon her arrival in Italy, forced her into prostitution and physically and psychologically abused her for approximately one year and three months before she managed to escape. After interviews, the organization identified her as a victim<text:s/><text:soft-page-break/>of trafficking. The foreigner applied for release from detention. Unsuccessfully. The Ministry of Interior refused to consider her as a vulnerable person.</text:p>
      <text:p text:style-name="P40">We wrote a letter to the Minister of the Interior.<text:s/>Although he disagreed with our legal arguments, the foreigner was released from detention.</text:p>
      <text:p text:style-name="P41">Year 2019</text:p>
      <text:p text:style-name="P42">We dealt with the case of a woman of Japanese nationality. She confided to the doctors who treated her during her detention that she drank tea and fell asleep during a job interview abroad. She woke up raped. Under threat of publishing her nude photographs, she was forced into prostitution. The police did not find the foreigner's allegation credible because they did not mention it during her detention, nor did they verify it further.</text:p>
      <text:p text:style-name="P43">We found that the police had no mechanism to detect victims of trafficking and how to work with such a person. Therefore, we arranged specialized training for police.</text:p>
      <text:p text:style-name="P44">Year 2020</text:p>
      <text:p text:style-name="P45">Two detained foreigners of Vietnamese nationality<text:s/>were quarantined together with another foreigner due to epidemiological measures (COVID-19). He assaulted them both, threatened to throw them out of the window, beat them and humiliated them. He also forced them to perform oral sex under threat of further<text:s/>violence and afterwards he offered them for sexual pleasure to other detained foreigners. Both Vietnamese men ended up in the hospital (one jumped out of the window for fear of further harm, the other had fractures to his vertebrae and back heel bone).<text:s/></text:p>
      <text:p text:style-name="P46">After our visit of the facility, we observed several violations. The most important was that it was not possible to clearly identify who was responsible for the incident. Because there were several entities operating in the facility – police officers, medical staff, security service. Moreover, that the facility did not have reliable technical equipment - e.g. the CCTV system froze, the alarm system could be missed as it was lit for a short period of time (10s) and was not loud enough.</text:p>
      <text:p text:style-name="P47">Year 2022</text:p>
      <text:p text:style-name="P48">We investigated the alleged ill-treatment of foreigners who were detained by the foreign police after crossing the Slovak border in the autumn of 2022. One Egyptian national complained of an undignified body search. He claimed that he had to take off all his clothes in<text:s/>front of other detained foreigners and four police officers, including a woman.</text:p>
      <text:p text:style-name="P49">We asked the police for a statement. Police denied that such an incident took place. Due to conflicting statements and lack of evidence, we took no further action in this matter.</text:p>
      <text:p text:style-name="Základnítext"><text:span text:style-name="T50">Finally, I would like to add that it is quite common that trafficked persons do not like to confide their story to the authorities. Therefore, some information may not have reached<text:s/></text:span><text:soft-page-break/><text:span text:style-name="T51">us. If you would like to know more about this issue, I recommend you con</text:span><text:span text:style-name="T52">tact the Organization for Aid to Refugees</text:span><text:span text:style-name="T53"><text:note text:note-class="footnote" text:id="_ftn1"><text:note-citation>2</text:note-citation><text:note-body><text:p text:style-name="Textpozn.podčarou"><text:s/><text:tab/><text:a xlink:href="https://www.opu.cz/en/" office:target-frame-name="_top" xlink:show="replace"><text:span text:style-name="Hypertextovýodkaz">https://www.opu.cz/en/</text:span></text:a>.<text:s/></text:p></text:note-body></text:note></text:span><text:span text:style-name="T54"><text:s/>or La Strada.</text:span><text:span text:style-name="T55"><text:note text:note-class="footnote" text:id="_ftn2"><text:note-citation>3</text:note-citation><text:note-body><text:p text:style-name="Textpozn.podčarou"><text:s/><text:tab/><text:a xlink:href="https://www.strada.cz/en/looking-for-help/" office:target-frame-name="_top" xlink:show="replace"><text:span text:style-name="Hypertextovýodkaz">https://www.strada.cz/en/looking-for-help/</text:span></text:a>.<text:s/></text:p></text:note-body></text:note></text:span></text:p>
      <text:p text:style-name="P56"/>
      <text:p text:style-name="P57">Yours sincerely</text:p>
      <text:p text:style-name="P58">JUDr.<text:s/>Pavel Pořízek, Ph.D.</text:p>
      <text:p text:style-name="P59">Head of the Public Defender's Office<text:s/></text:p>
      <text:p text:style-name="P60">(signed electronically)</text:p>
      <text:h text:style-name="Nadpis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DY54H*</text:span></text:p>
        <text:p text:style-name="P12"><text:span text:style-name="T13">KVOPX00DY54H</text:span>KVOPX00DY54H</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3-11-28T13:14:00Z</meta:creation-date>
    <dc:date>2023-11-28T13:15:00Z</dc:date>
    <meta:print-date>2016-06-27T07:08:00Z</meta:print-date>
    <meta:template xlink:href="KVOP_dopis%20vedoucího" xlink:type="simple"/>
    <meta:editing-cycles>4</meta:editing-cycles>
    <meta:editing-duration>PT60S</meta:editing-duration>
    <meta:user-defined meta:name="ContentTypeId">0x010100D3A71DC738674B4893D02C4CA0E22FAC</meta:user-defined>
    <meta:document-statistic meta:page-count="3" meta:paragraph-count="9" meta:word-count="721" meta:character-count="4966" meta:row-count="35" meta:non-whitespace-character-count="4254"/>
  </office:meta>
</office:document-meta>
</file>